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C267D7244F.png" manifest:media-type="image/png"/>
  <manifest:file-entry manifest:full-path="Pictures/10000201000001E0000001E03F7D1F27.png" manifest:media-type="image/png"/>
  <manifest:file-entry manifest:full-path="Pictures/1000020100000124000001047418CB17.png" manifest:media-type="image/png"/>
  <manifest:file-entry manifest:full-path="Pictures/10000201000001BB000001A92FFD47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預設">
        <draw:frame draw:style-name="gr1" draw:text-style-name="P1" draw:layer="layout" svg:width="7.108cm" svg:height="6.819cm" svg:x="10.7cm" svg:y="0.6cm">
          <draw:image xlink:href="Pictures/10000201000001BB000001A92FFD47E9.png" xlink:type="simple" xlink:show="embed" xlink:actuate="onLoad">
            <text:p/>
          </draw:image>
        </draw:frame>
        <draw:frame draw:style-name="gr1" draw:text-style-name="P1" draw:layer="layout" svg:width="7.725cm" svg:height="6.878cm" svg:x="1.672cm" svg:y="0.522cm">
          <draw:image xlink:href="Pictures/1000020100000124000001047418CB17.png" xlink:type="simple" xlink:show="embed" xlink:actuate="onLoad">
            <text:p/>
          </draw:image>
        </draw:frame>
        <draw:frame draw:style-name="gr1" draw:text-style-name="P1" draw:layer="layout" svg:width="8.246cm" svg:height="8.246cm" svg:x="18.592cm" svg:y="0.254cm">
          <draw:image xlink:href="Pictures/10000201000001E0000001E03F7D1F27.png" xlink:type="simple" xlink:show="embed" xlink:actuate="onLoad">
            <text:p/>
          </draw:image>
        </draw:frame>
        <draw:frame draw:style-name="gr1" draw:text-style-name="P1" draw:layer="layout" svg:width="14.149cm" svg:height="9.095cm" svg:x="5.9cm" svg:y="8.11cm">
          <draw:image xlink:href="Pictures/10000201000002BC000001C267D724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07:25:33.651783327</meta:creation-date>
    <dc:date>2015-05-30T08:42:42.214214944</dc:date>
    <meta:editing-duration>PT1H59S</meta:editing-duration>
    <meta:editing-cycles>3</meta:editing-cycles>
    <meta:generator>LibreOffice/4.4.0.3$Linux_X86_64 LibreOffice_project/de093506bcdc5fafd9023ee680b8c60e3e0645d7</meta:generator>
    <meta:document-statistic meta:object-count="4"/>
  </office:meta>
</office:document-meta>
</file>